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[CLASE 11] - 15/10/2018 - Distancia</text:p>
      <text:p text:style-name="Standard"><text:s/></text:p>
      <text:p text:style-name="Standard">Hola a todos,</text:p>
      <text:p text:style-name="Standard"/>
      <text:p text:style-name="Standard"/>
      <text:p text:style-name="Standard">El objetivo de esta semana es practicar el uso de Vistas y Procedimientos Almacenados. Poder crearlos, modificarlos y eliminarlos.</text:p>
      <text:p text:style-name="Standard"/>
      <text:p text:style-name="Standard">También, aprender el trabajo con variables en SQL y el manejo de errores mediante el uso de la función RAISERROR.</text:p>
      <text:p text:style-name="Standard"/>
      <text:p text:style-name="Standard"/>
      <text:p text:style-name="Standard">El próximo lunes trabajaremos con el tema Transacciones dentro de Procedimientos Almacenados.</text:p>
      <text:p text:style-name="Standard"/>
      <text:p text:style-name="Standard"/>
      <text:p text:style-name="Standard">Disponen de un Trabajo Práctico Integrador para la práctica de la segunda parte de la mater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21:38:32.694000000</meta:creation-date>
    <dc:date>2018-10-18T21:39:35.099000000</dc:date>
    <meta:editing-duration>PT1M10S</meta:editing-duration>
    <meta:editing-cycles>1</meta:editing-cycles>
    <meta:document-statistic meta:table-count="0" meta:image-count="0" meta:object-count="0" meta:page-count="1" meta:paragraph-count="7" meta:word-count="76" meta:character-count="479" meta:non-whitespace-character-count="408"/>
    <meta:generator>LibreOffice/6.0.6.2$Windows_X86_64 LibreOffice_project/0c292870b25a325b5ed35f6b45599d2ea4458e77</meta:generator>
  </office:meta>
</office:document-meta>
</file>